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61eab"/>
    </style:style>
    <style:style style:name="P2" style:family="paragraph" style:parent-style-name="Standard">
      <style:text-properties style:font-name="Arial" officeooo:rsid="00161eab" officeooo:paragraph-rsid="00161eab"/>
    </style:style>
    <style:style style:name="P3" style:family="paragraph" style:parent-style-name="Standard">
      <style:text-properties style:font-name="Arial" officeooo:rsid="0017597a" officeooo:paragraph-rsid="0017597a"/>
    </style:style>
    <style:style style:name="P4" style:family="paragraph" style:parent-style-name="Standard">
      <style:text-properties officeooo:paragraph-rsid="0018c408"/>
    </style:style>
    <style:style style:name="P5" style:family="paragraph" style:parent-style-name="Standard">
      <style:text-properties officeooo:paragraph-rsid="0018d495"/>
    </style:style>
    <style:style style:name="T1" style:family="text">
      <style:text-properties style:font-name="Arial" officeooo:rsid="00161eab"/>
    </style:style>
    <style:style style:name="T2" style:family="text">
      <style:text-properties style:font-name="Arial" officeooo:rsid="0018c408"/>
    </style:style>
    <style:style style:name="T3" style:family="text">
      <style:text-properties style:font-name="Arial" officeooo:rsid="0018d495"/>
    </style:style>
    <style:style style:name="T4" style:family="text">
      <style:text-properties officeooo:rsid="0018c408"/>
    </style:style>
    <style:style style:name="T5" style:family="text">
      <style:text-properties style:font-name="Arial"/>
    </style:style>
    <style:style style:name="T6" style:family="text">
      <style:text-properties officeooo:rsid="0018d4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zados recrutadores,</text:p>
      <text:p text:style-name="P1"/>
      <text:p text:style-name="P5"><text:span text:style-name="T1">É com grande satisfação que eu me candidato à vaga de desenvolvedor </text:span><text:span text:style-name="T3">front</text:span><text:span text:style-name="T1">-end na sua empresa </text:span><text:span text:style-name="T5">devido ao seu compromisso com a inovação tecnológica e ao uso de tecnologias modernas.</text:span></text:p>
      <text:p text:style-name="P2">Estudei programação de forma autodidata por três anos e atualmente sou aluno matriculado na Tripleten no curso de desenvolvimento web.</text:p>
      <text:p text:style-name="P2"/>
      <text:p text:style-name="P5"><text:span text:style-name="T3">Embora minha experiência formal seja limitada, t</text:span><text:span text:style-name="T1">rabalhei em um projeto freelancer onde desenvolvi uma aplicação web u</text:span><text:span text:style-name="T2">ti</text:span><text:span text:style-name="T1">lizando </text:span><text:span text:style-name="T2">o React</text:span><text:span text:style-name="T1">. </text:span><text:span text:style-name="T2">Esse projeto me permi</text:span><text:span text:style-name="T3">ti</text:span><text:span text:style-name="T2">u aprimorar minhas habilidades em desenvolvimento </text:span><text:span text:style-name="T3">front-</text:span><text:span text:style-name="T2">end </text:span><text:span text:style-name="T3">e com validações de formulários</text:span><text:span text:style-name="T1">.</text:span></text:p>
      <text:p text:style-name="P4"><text:span text:style-name="T2">Sou fluente em inglês</text:span><text:span text:style-name="T1"> e também tenho um bom conhecimento da língua francesa. </text:span><text:span text:style-name="T5">Tenho habilidades de comunicação eficazes e sou capaz de transmitir conhecimento com clareza</text:span><text:span text:style-name="T1">. </text:span></text:p>
      <text:p text:style-name="P4"><text:span text:style-name="T3">E</text:span><text:span text:style-name="T1">stou sempre buscando aprender e me desenvolver profissionalmente. </text:span></text:p>
      <text:p text:style-name="P2"/>
      <text:p text:style-name="P2">Acredito que eu posso contribuir com sua empresa tanto com essas habilidades que eu mencionei acima como com minha paixão por <text:span text:style-name="T4">programação,</text:span> tecnologia e <text:span text:style-name="T6">API’s</text:span>.</text:p>
      <text:p text:style-name="P2"/>
      <text:p text:style-name="P2">Desejo crescer e aprender na sua empresa e beneficiá-la com meu trabalho.</text:p>
      <text:p text:style-name="P2"/>
      <text:p text:style-name="P3">Desde já agradeço pela oportunidade e pela atenção.</text:p>
      <text:p text:style-name="P2"/>
      <text:p text:style-name="P2">Caio Perez Lopes</text:p>
      <text:p text:style-name="P2"/>
      <text:p text:style-name="P2">(11) 98467-6570</text:p>
      <text:p text:style-name="P2"/>
      <text:p text:style-name="P2">caiolopes871@gmail.co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3T21:41:29.032000000</meta:creation-date>
    <dc:date>2024-11-15T12:01:36.578000000</dc:date>
    <meta:editing-duration>PT1H27M41S</meta:editing-duration>
    <meta:editing-cycles>4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12" meta:word-count="171" meta:character-count="1159" meta:non-whitespace-character-count="998"/>
  </office:meta>
</office:document-meta>
</file>